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84cm" table:align="left"/>
    </style:style>
    <style:style style:name="Tableau1.A" style:family="table-column">
      <style:table-column-properties style:column-width="2.988cm"/>
    </style:style>
    <style:style style:name="Tableau1.B" style:family="table-column">
      <style:table-column-properties style:column-width="8.592cm"/>
    </style:style>
    <style:style style:name="Tableau1.C" style:family="table-column">
      <style:table-column-properties style:column-width="5.405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0"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Table_20_Contents">
      <style:paragraph-properties fo:text-align="justify" style:justify-single-word="false"/>
      <style:text-properties fo:font-size="12pt" style:font-size-asian="12pt" style:font-size-complex="12pt"/>
    </style:style>
    <style:style style:name="P13" style:family="paragraph" style:parent-style-name="Table_20_Contents">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Standard" style:list-style-name="L1">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8" style:family="paragraph">
      <style:text-properties fo:font-style="italic" fo:font-weight="bold" style:font-style-asian="italic" style:font-weight-asian="bold" style:font-style-complex="italic" style:font-weight-complex="bold"/>
    </style:style>
    <style:style style:name="P19" style:family="paragraph">
      <style:paragraph-properties fo:text-align="center"/>
    </style:style>
    <style:style style:name="P20" style:family="paragraph">
      <style:paragraph-properties fo:text-align="center"/>
      <style:text-properties fo:font-size="10pt" style:font-size-asian="10pt" style:font-size-complex="10pt"/>
    </style:style>
    <style:style style:name="P21" style:family="paragraph">
      <style:paragraph-properties fo:text-align="center"/>
      <style:text-properties fo:font-size="10pt" fo:font-style="italic" style:font-size-asian="10pt" style:font-style-asian="italic" style:font-size-complex="10pt" style:font-style-complex="italic"/>
    </style:style>
    <style:style style:name="P22" style:family="paragraph">
      <style:paragraph-properties fo:text-align="center"/>
      <style:text-properties fo:font-size="8pt" style:font-size-asian="8pt" style:font-size-complex="8pt"/>
    </style:style>
    <style:style style:name="P23" style:family="paragraph">
      <style:text-properties fo:font-size="14pt" fo:font-style="italic" fo:font-weight="bold" style:font-size-asian="14pt" style:font-style-asian="italic" style:font-weight-asian="bold" style:font-size-complex="14pt" style:font-style-complex="italic" style:font-weight-complex="bold"/>
    </style:style>
    <style:style style:name="P24" style:family="paragraph">
      <style:text-properties fo:font-style="italic" style:font-style-asian="italic" style:font-style-complex="italic"/>
    </style:style>
    <style:style style:name="P25" style:family="paragraph">
      <style:text-properties fo:font-size="8pt" style:font-size-asian="8pt" style:font-size-complex="8pt"/>
    </style:style>
    <style:style style:name="P26" style:family="paragraph">
      <style:text-properties fo:font-size="10pt" style:font-size-asian="10pt" style:font-size-complex="10pt"/>
    </style:style>
    <style:style style:name="P27" style:family="paragraph">
      <style:paragraph-properties fo:text-align="justify"/>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font-name="Times New Roman1" fo:font-style="italic" fo:font-weight="bold" style:font-name-asian="TimesNewRomanPS-BoldMT" style:font-style-asian="italic" style:font-weight-asian="bold" style:font-name-complex="TimesNewRomanPS-BoldMT" style:font-style-complex="italic" style:font-weight-complex="bold"/>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8pt" style:font-size-asian="8pt" style:font-size-complex="8pt"/>
    </style:style>
    <style:style style:name="T10" style:family="text">
      <style:text-properties fo:font-size="14pt" fo:font-style="italic" fo:font-weight="bold" style:font-size-asian="14pt" style:font-style-asian="italic" style:font-weight-asian="bold" style:font-size-complex="14pt" style:font-style-complex="italic" style:font-weight-complex="bold"/>
    </style:style>
    <style:style style:name="T11" style:family="text">
      <style:text-properties fo:font-size="12pt" style:font-size-asian="12pt" style:font-size-complex="12pt"/>
    </style:style>
    <style:style style:name="T12" style:family="text">
      <style:text-properties style:text-position="-33% 58%"/>
    </style:style>
    <style:style style:name="T13" style:family="text">
      <style:text-properties fo:font-size="12pt"/>
    </style:style>
    <style:style style:name="T14" style:family="text">
      <style:text-properties style:text-position="-33% 58%" fo:font-size="12pt"/>
    </style:style>
    <style:style style:name="T15" style:family="text">
      <style:text-properties fo:font-size="12pt"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9cm" style:run-through="foreground"/>
    </style:style>
    <style:style style:name="gr3" style:family="graphic">
      <style:graphic-properties style:run-through="foreground"/>
    </style:style>
    <style:style style:name="gr4" style:family="graphic">
      <style:graphic-properties draw:fill="solid" draw:fill-color="#e6e6e6" draw:textarea-horizontal-align="justify" draw:textarea-vertical-align="middle" draw:auto-grow-height="false" style:run-through="foreground"/>
    </style:style>
    <style:style style:name="gr5" style:family="graphic">
      <style:graphic-properties draw:stroke="none" svg:stroke-color="#000000" draw:fill="solid" draw:fill-color="#e6e6e6" fo:min-height="0.436cm" style:run-through="foreground"/>
    </style:style>
    <style:style style:name="gr6" style:family="graphic">
      <style:graphic-properties draw:fill="solid" draw:fill-color="#ffffff" draw:textarea-horizontal-align="justify" draw:textarea-vertical-align="middle" draw:auto-grow-height="false" style:run-through="foreground"/>
    </style:style>
    <style:style style:name="gr7" style:family="graphic">
      <style:graphic-properties draw:stroke="none" svg:stroke-color="#000000" draw:fill="none" draw:fill-color="#ffffff" fo:min-height="0.436cm" style:run-through="foreground"/>
    </style:style>
    <style:style style:name="gr8" style:family="graphic">
      <style:graphic-properties draw:stroke="none" svg:stroke-color="#000000" draw:fill="none" draw:fill-color="#ffffff" fo:min-height="1.554cm" style:run-through="foreground"/>
    </style:style>
    <style:style style:name="gr9" style:family="graphic">
      <style:graphic-properties draw:marker-end="Extrémité_20_de_20_ligne_20_1" draw:marker-end-width="0.25cm" draw:textarea-horizontal-align="center" draw:textarea-vertical-align="middle" style:run-through="foreground"/>
    </style:style>
    <style:style style:name="gr10" style:family="graphic">
      <style:graphic-properties draw:stroke="none" svg:stroke-color="#000000" draw:fill="none" draw:fill-color="#ffffff" fo:min-height="0.258cm" style:run-through="foreground"/>
    </style:style>
    <style:style style:name="gr11" style:family="graphic">
      <style:graphic-properties draw:fill="none" draw:textarea-horizontal-align="center" draw:textarea-vertical-align="middle" style:run-through="foreground"/>
    </style:style>
    <style:style style:name="gr1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style>
    <style:style style:name="gr17"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8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e6e6e6" draw:textarea-horizontal-align="center" draw:textarea-vertical-align="middle" style:run-through="foreground"/>
    </style:style>
    <style:style style:name="gr21" style:family="graphic">
      <style:graphic-properties draw:stroke="none" svg:stroke-color="#000000" draw:fill="solid" draw:fill-color="#e6e6e6" fo:min-height="0.616cm" style:run-through="foreground"/>
    </style:style>
    <style:style style:name="gr2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Ultrafine_20_Dashed" draw:textarea-horizontal-align="center" draw:textarea-vertical-align="middle" style:run-through="foreground"/>
    </style:style>
    <style:style style:name="gr24" style:family="graphic">
      <style:graphic-properties draw:stroke="solid" draw:stroke-dash="Ultrafine_20_Dashed" draw:textarea-horizontal-align="center" draw:textarea-vertical-align="middle" style:run-through="foreground"/>
    </style:style>
    <style:style style:name="gr25" style:family="graphic">
      <style:graphic-properties draw:stroke="none" svg:stroke-color="#000000" draw:fill="none" draw:fill-color="#ffffff" fo:min-height="1.1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1.129cm" style:run-through="foreground"/>
    </style:style>
    <style:style style:name="gr33"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949cm" style:run-through="foreground"/>
    </style:style>
    <style:style style:name="gr35"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solid" draw:fill-color="#e6e6e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54cm" style:run-through="foreground"/>
    </style:style>
    <style:style style:name="gr40" style:family="graphic">
      <style:graphic-properties draw:stroke="none" svg:stroke-color="#000000" draw:fill="none" draw:fill-color="#ffffff" fo:min-height="2.081cm" style:run-through="foreground"/>
    </style:style>
    <style:style style:name="gr41" style:family="graphic">
      <style:graphic-properties draw:stroke="none" svg:stroke-color="#000000" draw:fill="none" draw:fill-color="#ffffff" fo:min-height="0.407cm" style:run-through="foreground"/>
    </style:style>
    <style:style style:name="gr42" style:family="graphic">
      <style:graphic-properties draw:stroke="none" svg:stroke-color="#000000" draw:fill="none" draw:fill-color="#ffffff" fo:min-height="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053cm" style:run-through="foreground"/>
    </style:style>
    <style:style style:name="gr44" style:family="graphic">
      <style:graphic-properties draw:marker-end="Arrow_20_concave" draw:marker-end-width="0.15cm" draw:textarea-horizontal-align="center" draw:textarea-vertical-align="middle" style:run-through="foreground"/>
    </style:style>
    <style:style style:name="gr45" style:family="graphic">
      <style:graphic-properties draw:stroke="none" svg:stroke-color="#000000" draw:fill="none" draw:fill-color="#ffffff" fo:min-height="0.612cm" style:run-through="foreground"/>
    </style:style>
    <style:style style:name="gr46" style:family="graphic">
      <style:graphic-properties draw:stroke="none" svg:stroke-color="#000000" draw:fill="none" draw:fill-color="#ffffff" fo:min-height="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49cm" draw:textarea-horizontal-align="center" draw:textarea-vertical-align="middle" fo:padding-top="0.025cm" fo:padding-bottom="0.025cm" fo:padding-left="0.025cm" fo:padding-right="0.025cm" style:run-through="foreground"/>
    </style:style>
    <style:style style:name="gr48" style:family="graphic">
      <style:graphic-properties draw:stroke="none" svg:stroke-color="#000000" draw:fill="none" draw:fill-color="#ffffff" fo:min-height="0.489cm" style:run-through="foreground"/>
    </style:style>
    <style:style style:name="gr49"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g text:anchor-type="paragraph" draw:z-index="0" draw:style-name="gr1"><draw:frame draw:style-name="gr2" draw:text-style-name="P18" svg:width="4.804cm" svg:height="0.669cm" svg:x="11.813cm" svg:y="0.482cm"><draw:text-box><text:p><text:span text:style-name="T3">Formation / Evaluation</text:span></text:p></draw:text-box></draw:frame><draw:g draw:style-name="gr3"><draw:custom-shape draw:style-name="gr4" svg:width="1.747cm" svg:height="0.541cm" svg:x="11.993cm" svg:y="1.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20" svg:width="1.463cm" svg:height="0.436cm" svg:x="12.122cm" svg:y="1.254cm"><draw:text-box><text:p text:style-name="P19"><text:span text:style-name="T7">GPIO</text:span></text:p></draw:text-box></draw:frame></draw:g><draw:g draw:style-name="gr3"><draw:custom-shape draw:style-name="gr6" svg:width="1.747cm" svg:height="0.541cm" svg:x="11.993cm" svg:y="1.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0" svg:width="1.463cm" svg:height="0.436cm" svg:x="12.122cm" svg:y="1.794cm"><draw:text-box><text:p text:style-name="P19"><text:span text:style-name="T7">Timer</text:span></text:p></draw:text-box></draw:frame></draw:g><draw:g draw:style-name="gr3"><draw:custom-shape draw:style-name="gr6" svg:width="1.747cm" svg:height="0.541cm" svg:x="11.993cm" svg:y="2.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0" svg:width="1.463cm" svg:height="0.436cm" svg:x="12.122cm" svg:y="2.334cm"><draw:text-box><text:p text:style-name="P19"><text:span text:style-name="T7">PWM</text:span></text:p></draw:text-box></draw:frame></draw:g><draw:g draw:style-name="gr3"><draw:custom-shape draw:style-name="gr6" svg:width="1.747cm" svg:height="0.541cm" svg:x="11.993cm" svg:y="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0" svg:width="1.463cm" svg:height="0.436cm" svg:x="12.122cm" svg:y="2.874cm"><draw:text-box><text:p text:style-name="P19"><text:span text:style-name="T7">ADC</text:span></text:p></draw:text-box></draw:frame></draw:g><draw:g draw:style-name="gr3"><draw:custom-shape draw:style-name="gr6" svg:width="1.747cm" svg:height="1.925cm" svg:x="11.993cm" svg:y="3.8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21" svg:width="1.463cm" svg:height="1.555cm" svg:x="12.122cm" svg:y="4.219cm"><draw:text-box><text:p text:style-name="P19"><text:span text:style-name="T8">Projet Voilier</text:span></text:p></draw:text-box></draw:frame></draw:g><draw:line draw:style-name="gr9" draw:text-style-name="P19" svg:x1="11.813cm" svg:y1="1.15cm" svg:x2="11.813cm" svg:y2="6.415cm"><text:p/></draw:line><draw:custom-shape draw:style-name="gr6" svg:width="1.747cm" svg:height="0.541cm" svg:x="13.739cm" svg:y="3.3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0" svg:width="1.773cm" svg:height="0.436cm" svg:x="13.713cm" svg:y="3.413cm"><draw:text-box><text:p text:style-name="P19"><text:span text:style-name="T7">Individuelle</text:span></text:p></draw:text-box></draw:frame><draw:custom-shape draw:style-name="gr6" svg:width="1.747cm" svg:height="0.541cm" svg:x="13.739cm" svg:y="5.6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20" svg:width="1.618cm" svg:height="0.429cm" svg:x="13.739cm" svg:y="5.773cm"><draw:text-box><text:p text:style-name="P19"><text:span text:style-name="T7">Rapport</text:span></text:p></draw:text-box></draw:frame><draw:rect draw:style-name="gr11" draw:text-style-name="P19" svg:width="5.215cm" svg:height="6.91cm" svg:x="11.402cm" svg:y="0.099cm"><text:p/></draw:rect></draw:g></text:p>
      <text:p text:style-name="Standard"/>
      <text:p text:style-name="Standard"/>
      <text:p text:style-name="Standard"/>
      <text:p text:style-name="P2">TP <text:span text:style-name="T2">port d'entrée sortie GPIO</text:span></text:p>
      <text:p text:style-name="Standard"/>
      <text:p text:style-name="Standard">1- Le GPIO dans le système <text:s/><text:span text:style-name="T2">Bordage de voile automatique d'un voilier</text:span></text:p>
      <text:p text:style-name="P1">2- Les ports d'E/S en général </text:p>
      <text:p text:style-name="P1">3- Travail de l'étudiant – fonctionnement du GPIO du STM32</text:p>
      <text:p text:style-name="P1">4- Travail de l'étudiant – KEIL</text:p>
      <text:p text:style-name="Standard"/>
      <text:p text:style-name="Standard"/>
      <text:p text:style-name="Standard"/>
      <text:p text:style-name="Standard"/>
      <text:p text:style-name="Standard"/>
      <text:p text:style-name="Standard"/>
      <text:p text:style-name="P3">1- Le GPIO dans le système <text:s/><text:span text:style-name="T2">Bordage de voile automatique d'un voilier</text:span></text:p>
      <text:p text:style-name="P7"/>
      <text:p text:style-name="P7"><draw:frame text:anchor-type="paragraph" draw:z-index="36" draw:style-name="gr13" draw:text-style-name="P22" svg:width="2.005cm" svg:height="1.414cm" svg:x="6.839cm" svg:y="0.305cm"><draw:text-box><text:p text:style-name="P19"><text:span text:style-name="T9">Batterie</text:span></text:p></draw:text-box></draw:frame><draw:ellipse text:anchor-type="paragraph" draw:z-index="35" draw:style-name="gr12" draw:text-style-name="P19" svg:width="1.825cm" svg:height="0.95cm" svg:x="7.019cm" svg:y="0.037cm"><text:p/></draw:ellipse><draw:frame text:anchor-type="paragraph" draw:z-index="38" draw:style-name="gr14" svg:width="2.34cm" svg:height="0.959cm" svg:x="8.957cm" svg:y="0.12cm"><draw:text-box><text:p>Source énergie</text:p></draw:text-box></draw:frame></text:p>
      <text:p text:style-name="P7"/>
      <text:p text:style-name="P7"><draw:line text:anchor-type="paragraph" draw:z-index="37" draw:style-name="gr17" draw:text-style-name="P19" svg:x1="7.994cm" svg:y1="0.012cm" svg:x2="7.994cm" svg:y2="1.166cm"><text:p/></draw:line></text:p>
      <text:p text:style-name="P7"><draw:frame text:anchor-type="paragraph" draw:z-index="42" draw:style-name="gr19" draw:text-style-name="P23" svg:width="2.031cm" svg:height="0.872cm" svg:x="11.606cm" svg:y="0.249cm"><draw:text-box><text:p><text:span text:style-name="T10">STM32</text:span></text:p></draw:text-box></draw:frame></text:p>
      <text:p text:style-name="P7"><draw:rect text:anchor-type="paragraph" draw:z-index="13" draw:style-name="gr12" draw:text-style-name="P19" svg:width="10.856cm" svg:height="9.688cm" svg:x="3.207cm" svg:y="0.273cm"><text:p/></draw:rect></text:p>
      <text:p text:style-name="P7"/>
      <text:p text:style-name="P7"><draw:line text:anchor-type="paragraph" draw:z-index="68" draw:style-name="gr29" draw:text-style-name="P19" svg:x1="7.495cm" svg:y1="0.155cm" svg:x2="7.495cm" svg:y2="7.503cm"><text:p/></draw:line><draw:frame text:anchor-type="paragraph" draw:z-index="77" draw:style-name="gr33" svg:width="2.283cm" svg:height="0.959cm" svg:x="7.736cm" svg:y="0.104cm"><draw:text-box><text:p>Système de bus</text:p></draw:text-box></draw:frame></text:p>
      <text:p text:style-name="P7"><draw:g text:anchor-type="paragraph" draw:z-index="10" draw:style-name="gr1"><draw:rect draw:style-name="gr11" draw:text-style-name="P19" svg:width="0.309cm" svg:height="0.285cm" svg:x="2.898cm" svg:y="0.4cm"><text:p/></draw:rect><draw:line draw:style-name="gr16" draw:text-style-name="P19" svg:x1="2.898cm" svg:y1="0.4cm" svg:x2="3.207cm" svg:y2="0.684cm"><text:p/></draw:line><draw:line draw:style-name="gr16" draw:text-style-name="P19" svg:x1="2.898cm" svg:y1="0.684cm" svg:x2="3.207cm" svg:y2="0.4cm"><text:p/></draw:line></draw:g><draw:g text:anchor-type="paragraph" draw:z-index="43" draw:style-name="gr1"><draw:rect draw:style-name="gr20" draw:text-style-name="P19" svg:width="1.029cm" svg:height="7.374cm" svg:x="3.747cm" svg:y="0.025cm"><text:p/></draw:rect><draw:frame draw:style-name="gr21" draw:text-style-name="P24" svg:width="5.559cm" svg:height="0.616cm" draw:transform="rotate (1.5707963267946) translate (3.93876388888889cm 5.58270833333333cm)"><draw:text-box><text:p><text:span text:style-name="T2">GPIO</text:span></text:p></draw:text-box></draw:frame></draw:g><draw:g text:anchor-type="paragraph" draw:z-index="44" draw:style-name="gr1"><draw:rect draw:style-name="gr20" draw:text-style-name="P19" svg:width="1.029cm" svg:height="6.645cm" svg:x="12.481cm" svg:y="0.385cm"><text:p/></draw:rect><draw:frame draw:style-name="gr21" draw:text-style-name="P24" svg:width="5.01cm" svg:height="0.616cm" draw:transform="rotate (1.5707963267946) translate (12.6700138888889cm 5.39397222222222cm)"><draw:text-box><text:p><text:span text:style-name="T2">GPIO</text:span></text:p></draw:text-box></draw:frame></draw:g><draw:ellipse text:anchor-type="paragraph" draw:z-index="1" draw:style-name="gr12" draw:text-style-name="P19" svg:width="1.825cm" svg:height="1.26cm" svg:x="0.612cm" svg:y="0.298cm"><text:p/></draw:ellipse><draw:frame text:anchor-type="paragraph" draw:z-index="2" draw:style-name="gr13" draw:text-style-name="P22" svg:width="2.005cm" svg:height="1.414cm" svg:x="0.432cm" svg:y="0.429cm"><draw:text-box><text:p text:style-name="P19"><text:span text:style-name="T9">Codeur incrémental</text:span></text:p></draw:text-box></draw:frame><draw:ellipse text:anchor-type="paragraph" draw:z-index="25" draw:style-name="gr12" draw:text-style-name="P19" svg:width="1.825cm" svg:height="1.26cm" svg:x="15.035cm" svg:y="0.309cm"><text:p/></draw:ellipse><draw:rect text:anchor-type="paragraph" draw:z-index="54" draw:style-name="gr12" draw:text-style-name="P19" svg:width="1.696cm" svg:height="1.142cm" svg:x="5.091cm" svg:y="0.065cm"><text:p/></draw:rect><draw:frame text:anchor-type="paragraph" draw:z-index="55" draw:style-name="gr25" draw:text-style-name="P22" svg:width="1.581cm" svg:height="1.13cm" svg:x="5.091cm" svg:y="0.078cm"><draw:text-box><text:p text:style-name="P19"><text:span text:style-name="T9">Timer en mode incrémental</text:span></text:p></draw:text-box></draw:frame></text:p>
      <text:p text:style-name="P7"><draw:g text:anchor-type="paragraph" draw:z-index="12" draw:style-name="gr1"><draw:rect draw:style-name="gr11" draw:text-style-name="P19" svg:width="0.309cm" svg:height="0.285cm" svg:x="2.898cm" svg:y="0.404cm"><text:p/></draw:rect><draw:line draw:style-name="gr16" draw:text-style-name="P19" svg:x1="2.898cm" svg:y1="0.404cm" svg:x2="3.207cm" svg:y2="0.688cm"><text:p/></draw:line><draw:line draw:style-name="gr16" draw:text-style-name="P19" svg:x1="2.898cm" svg:y1="0.688cm" svg:x2="3.207cm" svg:y2="0.404cm"><text:p/></draw:line></draw:g><draw:g text:anchor-type="paragraph" draw:z-index="23" draw:style-name="gr1"><draw:rect draw:style-name="gr11" draw:text-style-name="P19" svg:width="0.309cm" svg:height="0.285cm" svg:x="14.062cm" svg:y="0.312cm"><text:p/></draw:rect><draw:line draw:style-name="gr16" draw:text-style-name="P19" svg:x1="14.062cm" svg:y1="0.312cm" svg:x2="14.371cm" svg:y2="0.596cm"><text:p/></draw:line><draw:line draw:style-name="gr16" draw:text-style-name="P19" svg:x1="14.062cm" svg:y1="0.596cm" svg:x2="14.371cm" svg:y2="0.312cm"><text:p/></draw:line></draw:g><draw:g text:anchor-type="paragraph" draw:z-index="45" draw:style-name="gr1"><draw:line draw:style-name="gr16" draw:text-style-name="P19" svg:x1="3.207cm" svg:y1="0.051cm" svg:x2="3.747cm" svg:y2="0.051cm"><text:p/></draw:line><draw:line draw:style-name="gr16" draw:text-style-name="P19" svg:x1="3.207cm" svg:y1="0.564cm" svg:x2="3.747cm" svg:y2="0.564cm"><text:p/></draw:line><draw:line draw:style-name="gr16" draw:text-style-name="P19" svg:x1="3.207cm" svg:y1="1.028cm" svg:x2="3.747cm" svg:y2="1.028cm"><text:p/></draw:line></draw:g><draw:g text:anchor-type="paragraph" draw:z-index="52" draw:style-name="gr1"><draw:line draw:style-name="gr23" draw:text-style-name="P19" svg:x1="3.747cm" svg:y1="0.051cm" svg:x2="4.775cm" svg:y2="0.051cm"><text:p/></draw:line><draw:line draw:style-name="gr23" draw:text-style-name="P19" svg:x1="3.747cm" svg:y1="0.564cm" svg:x2="4.775cm" svg:y2="0.564cm"><text:p/></draw:line><draw:line draw:style-name="gr23" draw:text-style-name="P19" svg:x1="3.747cm" svg:y1="1.028cm" svg:x2="4.775cm" svg:y2="1.028cm"><text:p/></draw:line></draw:g><draw:g text:anchor-type="paragraph" draw:z-index="53" draw:style-name="gr1"><draw:line draw:style-name="gr24" draw:text-style-name="P19" svg:x1="4.775cm" svg:y1="0.051cm" svg:x2="5.091cm" svg:y2="0.051cm"><text:p/></draw:line><draw:line draw:style-name="gr24" draw:text-style-name="P19" svg:x1="4.775cm" svg:y1="0.564cm" svg:x2="5.091cm" svg:y2="0.564cm"><text:p/></draw:line><draw:line draw:style-name="gr24" draw:text-style-name="P19" svg:x1="4.775cm" svg:y1="1.028cm" svg:x2="5.091cm" svg:y2="1.028cm"><text:p/></draw:line></draw:g><draw:g text:anchor-type="paragraph" draw:z-index="75" draw:style-name="gr1"><draw:frame draw:style-name="gr32" draw:text-style-name="P22" svg:width="1.581cm" svg:height="1.13cm" svg:x="10.416cm" svg:y="0.09cm"><draw:text-box><text:p text:style-name="P19"><text:span text:style-name="T9">Timer en PWM</text:span></text:p></draw:text-box></draw:frame><draw:rect draw:style-name="gr11" draw:text-style-name="P19" svg:width="1.366cm" svg:height="1.142cm" svg:x="10.539cm" svg:y="-0.123cm"><text:p/></draw:rect></draw:g><draw:line text:anchor-type="paragraph" draw:z-index="14" draw:style-name="gr17" draw:text-style-name="P19" svg:x1="2.191cm" svg:y1="0.041cm" svg:x2="2.898cm" svg:y2="0.041cm"><text:p/></draw:line><draw:line text:anchor-type="paragraph" draw:z-index="24" draw:style-name="gr17" draw:text-style-name="P19" svg:x1="14.37cm" svg:y1="0.46cm" svg:x2="15.077cm" svg:y2="0.46cm"><text:p/></draw:line><draw:frame text:anchor-type="paragraph" draw:z-index="26" draw:style-name="gr18" draw:text-style-name="P22" svg:width="1.564cm" svg:height="0.892cm" svg:x="15.196cm" svg:y="0.012cm"><draw:text-box><text:p text:style-name="P19"><text:span text:style-name="T9">Moteur</text:span></text:p><text:p text:style-name="P19"><text:span text:style-name="T9"><text:s/></text:span><text:span text:style-name="T9">C.C</text:span></text:p></draw:text-box></draw:frame><draw:line text:anchor-type="paragraph" draw:z-index="49" draw:style-name="gr22" draw:text-style-name="P19" svg:x1="14.062cm" svg:y1="0.437cm" svg:x2="13.51cm" svg:y2="0.437cm"><text:p/></draw:line><draw:line text:anchor-type="paragraph" draw:z-index="69" draw:style-name="gr29" draw:text-style-name="P19" svg:x1="6.786cm" svg:y1="0.097cm" svg:x2="7.495cm" svg:y2="0.097cm"><text:p/></draw:line><draw:line text:anchor-type="paragraph" draw:z-index="73" draw:style-name="gr30" draw:text-style-name="P19" svg:x1="13.509cm" svg:y1="0.437cm" svg:x2="12.481cm" svg:y2="0.444cm"><text:p/></draw:line><draw:line text:anchor-type="paragraph" draw:z-index="74" draw:style-name="gr31" draw:text-style-name="P19" svg:x1="12.481cm" svg:y1="0.445cm" svg:x2="11.904cm" svg:y2="0.445cm"><text:p/></draw:line><draw:line text:anchor-type="paragraph" draw:z-index="76" draw:style-name="gr29" draw:text-style-name="P19" svg:x1="10.539cm" svg:y1="0.462cm" svg:x2="7.495cm" svg:y2="0.462cm"><text:p/></draw:line></text:p>
      <text:p text:style-name="P7"><draw:g text:anchor-type="paragraph" draw:z-index="11" draw:style-name="gr1"><draw:rect draw:style-name="gr11" draw:text-style-name="P19" svg:width="0.309cm" svg:height="0.285cm" svg:x="2.898cm" svg:y="0.4cm"><text:p/></draw:rect><draw:line draw:style-name="gr16" draw:text-style-name="P19" svg:x1="2.898cm" svg:y1="0.4cm" svg:x2="3.207cm" svg:y2="0.684cm"><text:p/></draw:line><draw:line draw:style-name="gr16" draw:text-style-name="P19" svg:x1="2.898cm" svg:y1="0.684cm" svg:x2="3.207cm" svg:y2="0.4cm"><text:p/></draw:line></draw:g><draw:line text:anchor-type="paragraph" draw:z-index="16" draw:style-name="gr17" draw:text-style-name="P19" svg:x1="2.436cm" svg:y1="0.039cm" svg:x2="2.898cm" svg:y2="0.039cm"><text:p/></draw:line></text:p>
      <text:p text:style-name="P7"><draw:frame text:anchor-type="paragraph" draw:z-index="3" draw:style-name="gr14" svg:width="2.34cm" svg:height="0.539cm" svg:x="0.919cm" svg:y="0.226cm"><draw:text-box><text:p>girouette</text:p></draw:text-box></draw:frame><draw:line text:anchor-type="paragraph" draw:z-index="15" draw:style-name="gr17" draw:text-style-name="P19" svg:x1="1.856cm" svg:y1="0.036cm" svg:x2="2.898cm" svg:y2="0.034cm"><text:p/></draw:line><draw:frame text:anchor-type="paragraph" draw:z-index="39" draw:style-name="gr14" svg:width="2.34cm" svg:height="0.959cm" svg:x="15.362cm" svg:y="0.108cm"><draw:text-box><text:p>Rotation plateau</text:p></draw:text-box></draw:frame></text:p>
      <text:p text:style-name="P7"/>
      <text:p text:style-name="P7"><draw:line text:anchor-type="paragraph" draw:z-index="57" draw:style-name="gr26" draw:text-style-name="P19" svg:x1="3.747cm" svg:y1="0.954cm" svg:x2="4.775cm" svg:y2="0.954cm"><text:p/></draw:line><draw:line text:anchor-type="paragraph" draw:z-index="58" draw:style-name="gr26" draw:text-style-name="P19" svg:x1="3.747cm" svg:y1="1.418cm" svg:x2="4.775cm" svg:y2="1.418cm"><text:p/></draw:line><draw:line text:anchor-type="paragraph" draw:z-index="63" draw:style-name="gr28" draw:text-style-name="P19" svg:x1="4.775cm" svg:y1="0.954cm" svg:x2="5.091cm" svg:y2="0.954cm"><text:p/></draw:line><draw:line text:anchor-type="paragraph" draw:z-index="64" draw:style-name="gr28" draw:text-style-name="P19" svg:x1="4.775cm" svg:y1="1.418cm" svg:x2="5.091cm" svg:y2="1.418cm"><text:p/></draw:line><draw:rect text:anchor-type="paragraph" draw:z-index="60" draw:style-name="gr12" draw:text-style-name="P19" svg:width="1.696cm" svg:height="1.142cm" svg:x="5.091cm" svg:y="0.485cm"><text:p/></draw:rect></text:p>
      <text:p text:style-name="P7"><draw:g text:anchor-type="paragraph" draw:z-index="82" draw:style-name="gr1"><draw:frame draw:style-name="gr34" draw:text-style-name="P22" svg:width="1.581cm" svg:height="0.95cm" svg:x="10.516cm" svg:y="2.494cm"><draw:text-box><text:p text:style-name="P19"><text:span text:style-name="T9">USART</text:span></text:p></draw:text-box></draw:frame><draw:rect draw:style-name="gr11" draw:text-style-name="P19" svg:width="1.366cm" svg:height="0.96cm" svg:x="10.639cm" svg:y="2.314cm"><text:p/></draw:rect></draw:g><draw:g text:anchor-type="paragraph" draw:z-index="78" draw:style-name="gr1"><draw:frame draw:style-name="gr34" draw:text-style-name="P22" svg:width="1.581cm" svg:height="0.95cm" svg:x="10.539cm" svg:y="0.27cm"><draw:text-box><text:p text:style-name="P19"><text:span text:style-name="T9">Timer en PWM</text:span></text:p></draw:text-box></draw:frame><draw:rect draw:style-name="gr11" draw:text-style-name="P19" svg:width="1.366cm" svg:height="0.96cm" svg:x="10.662cm" svg:y="0.09cm"><text:p/></draw:rect></draw:g><draw:line text:anchor-type="paragraph" draw:z-index="62" draw:style-name="gr28" draw:text-style-name="P19" svg:x1="4.775cm" svg:y1="3.5cm" svg:x2="5.091cm" svg:y2="3.5cm"><text:p/></draw:line><draw:line text:anchor-type="paragraph" draw:z-index="56" draw:style-name="gr26" draw:text-style-name="P19" svg:x1="3.747cm" svg:y1="3.5cm" svg:x2="4.775cm" svg:y2="3.5cm"><text:p/></draw:line><draw:g text:anchor-type="paragraph" draw:z-index="31" draw:style-name="gr1"><draw:rect draw:style-name="gr11" draw:text-style-name="P19" svg:width="0.309cm" svg:height="0.285cm" svg:x="14.062cm" svg:y="2.662cm"><text:p/></draw:rect><draw:line draw:style-name="gr16" draw:text-style-name="P19" svg:x1="14.062cm" svg:y1="2.662cm" svg:x2="14.371cm" svg:y2="2.946cm"><text:p/></draw:line><draw:line draw:style-name="gr16" draw:text-style-name="P19" svg:x1="14.062cm" svg:y1="2.946cm" svg:x2="14.371cm" svg:y2="2.662cm"><text:p/></draw:line></draw:g><draw:g text:anchor-type="paragraph" draw:z-index="27" draw:style-name="gr1"><draw:rect draw:style-name="gr11" draw:text-style-name="P19" svg:width="0.309cm" svg:height="0.285cm" svg:x="14.062cm" svg:y="0.501cm"><text:p/></draw:rect><draw:line draw:style-name="gr16" draw:text-style-name="P19" svg:x1="14.062cm" svg:y1="0.501cm" svg:x2="14.371cm" svg:y2="0.785cm"><text:p/></draw:line><draw:line draw:style-name="gr16" draw:text-style-name="P19" svg:x1="14.062cm" svg:y1="0.785cm" svg:x2="14.371cm" svg:y2="0.501cm"><text:p/></draw:line></draw:g><draw:g text:anchor-type="paragraph" draw:z-index="22" draw:style-name="gr1"><draw:rect draw:style-name="gr11" draw:text-style-name="P19" svg:width="0.309cm" svg:height="0.285cm" svg:x="2.898cm" svg:y="3.348cm"><text:p/></draw:rect><draw:line draw:style-name="gr16" draw:text-style-name="P19" svg:x1="2.898cm" svg:y1="3.348cm" svg:x2="3.207cm" svg:y2="3.632cm"><text:p/></draw:line><draw:line draw:style-name="gr16" draw:text-style-name="P19" svg:x1="2.898cm" svg:y1="3.632cm" svg:x2="3.207cm" svg:y2="3.348cm"><text:p/></draw:line></draw:g><draw:g text:anchor-type="paragraph" draw:z-index="18" draw:style-name="gr1"><draw:rect draw:style-name="gr11" draw:text-style-name="P19" svg:width="0.309cm" svg:height="0.285cm" svg:x="2.898cm" svg:y="0.78cm"><text:p/></draw:rect><draw:line draw:style-name="gr16" draw:text-style-name="P19" svg:x1="2.898cm" svg:y1="0.78cm" svg:x2="3.207cm" svg:y2="1.064cm"><text:p/></draw:line><draw:line draw:style-name="gr16" draw:text-style-name="P19" svg:x1="2.898cm" svg:y1="1.064cm" svg:x2="3.207cm" svg:y2="0.78cm"><text:p/></draw:line></draw:g><draw:g text:anchor-type="paragraph" draw:z-index="17" draw:style-name="gr1"><draw:rect draw:style-name="gr11" draw:text-style-name="P19" svg:width="0.309cm" svg:height="0.285cm" svg:x="2.898cm" svg:y="0.293cm"><text:p/></draw:rect><draw:line draw:style-name="gr16" draw:text-style-name="P19" svg:x1="2.898cm" svg:y1="0.293cm" svg:x2="3.207cm" svg:y2="0.577cm"><text:p/></draw:line><draw:line draw:style-name="gr16" draw:text-style-name="P19" svg:x1="2.898cm" svg:y1="0.577cm" svg:x2="3.207cm" svg:y2="0.293cm"><text:p/></draw:line></draw:g><draw:frame text:anchor-type="paragraph" draw:z-index="92" draw:style-name="gr36" draw:text-style-name="P25" svg:width="3.56cm" svg:height="0.586cm" svg:x="11.139cm" svg:y="6.823cm"><draw:text-box><text:p><text:span text:style-name="T9">Couche périphérique</text:span></text:p></draw:text-box></draw:frame><draw:custom-shape text:anchor-type="paragraph" draw:z-index="91" draw:style-name="gr38" svg:width="2.788cm" svg:height="0.539cm" svg:x="10.906cm" svg:y="6.7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0" draw:style-name="gr36" draw:text-style-name="P25" svg:width="3.56cm" svg:height="0.586cm" svg:x="11.139cm" svg:y="6.237cm"><draw:text-box><text:p><text:span text:style-name="T9">Couche service</text:span></text:p></draw:text-box></draw:frame><draw:custom-shape text:anchor-type="paragraph" draw:z-index="89" draw:style-name="gr37" svg:width="2.788cm" svg:height="0.539cm" svg:x="10.906cm" svg:y="6.2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8" draw:style-name="gr37" svg:width="2.788cm" svg:height="0.539cm" svg:x="10.906cm" svg:y="5.6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7" draw:style-name="gr36" draw:text-style-name="P25" svg:width="3.56cm" svg:height="0.586cm" svg:x="11.139cm" svg:y="5.791cm"><draw:text-box><text:p><text:span text:style-name="T9">Couche applicative</text:span></text:p></draw:text-box></draw:frame><draw:path text:anchor-type="paragraph" draw:z-index="86" draw:style-name="gr17" draw:text-style-name="P19" svg:width="0.223cm" svg:height="1.32cm" svg:x="7.35cm" svg:y="5.159cm" svg:viewBox="0 0 224 1321" svg:d="m224 1321c-415-287-127-1321-127-1321"><text:p/></draw:path><draw:frame text:anchor-type="paragraph" draw:z-index="85" draw:style-name="gr35" svg:width="2.647cm" svg:height="0.606cm" svg:x="7.862cm" svg:y="6.193cm"><draw:text-box><text:p>Logiciel en C :</text:p></draw:text-box></draw:frame><draw:line text:anchor-type="paragraph" draw:z-index="84" draw:style-name="gr29" draw:text-style-name="P19" svg:x1="7.495cm" svg:y1="2.731cm" svg:x2="10.663cm" svg:y2="2.743cm"><text:p/></draw:line><draw:rect text:anchor-type="paragraph" draw:z-index="83" draw:style-name="gr22" draw:text-style-name="P19" svg:width="0.477cm" svg:height="0.017cm" svg:x="12.005cm" svg:y="2.785cm"><text:p/></draw:rect><draw:line text:anchor-type="paragraph" draw:z-index="81" draw:style-name="gr30" draw:text-style-name="P19" svg:x1="13.509cm" svg:y1="2.785cm" svg:x2="12.481cm" svg:y2="2.785cm"><text:p/></draw:line><draw:ellipse text:anchor-type="paragraph" draw:z-index="66" draw:style-name="gr12" draw:text-style-name="P19" svg:width="1.625cm" svg:height="1.422cm" svg:x="6.689cm" svg:y="4.03cm"><text:p/></draw:ellipse><draw:frame text:anchor-type="paragraph" draw:z-index="67" draw:style-name="gr25" draw:text-style-name="P22" svg:width="1.581cm" svg:height="1.13cm" svg:x="6.74cm" svg:y="4.03cm"><draw:text-box><text:p text:style-name="P19"><text:span text:style-name="T9"/></text:p><text:p text:style-name="P19"><text:span text:style-name="T11">Coeur</text:span></text:p></draw:text-box></draw:frame><draw:line text:anchor-type="paragraph" draw:z-index="80" draw:style-name="gr30" draw:text-style-name="P19" svg:x1="13.509cm" svg:y1="0.624cm" svg:x2="12.481cm" svg:y2="0.631cm"><text:p/></draw:line><draw:line text:anchor-type="paragraph" draw:z-index="79" draw:style-name="gr22" draw:text-style-name="P19" svg:x1="12.481cm" svg:y1="0.6cm" svg:x2="12.028cm" svg:y2="0.6cm"><text:p/></draw:line><draw:line text:anchor-type="paragraph" draw:z-index="72" draw:style-name="gr29" draw:text-style-name="P19" svg:x1="7.495cm" svg:y1="0.706cm" svg:x2="10.663cm" svg:y2="0.718cm"><text:p/></draw:line><draw:line text:anchor-type="paragraph" draw:z-index="71" draw:style-name="gr29" draw:text-style-name="P19" svg:x1="6.786cm" svg:y1="3.344cm" svg:x2="7.495cm" svg:y2="3.344cm"><text:p/></draw:line><draw:line text:anchor-type="paragraph" draw:z-index="70" draw:style-name="gr29" draw:text-style-name="P19" svg:x1="6.786cm" svg:y1="0.485cm" svg:x2="7.495cm" svg:y2="0.485cm"><text:p/></draw:line><draw:frame text:anchor-type="paragraph" draw:z-index="65" draw:style-name="gr27" draw:text-style-name="P22" svg:width="1.581cm" svg:height="0.717cm" svg:x="5.108cm" svg:y="2.917cm"><draw:text-box><text:p text:style-name="P19"><text:span text:style-name="T9">Timer en mode capture</text:span></text:p></draw:text-box></draw:frame><draw:rect text:anchor-type="paragraph" draw:z-index="61" draw:style-name="gr12" draw:text-style-name="P19" svg:width="1.696cm" svg:height="1.142cm" svg:x="5.108cm" svg:y="2.889cm"><text:p/></draw:rect><draw:frame text:anchor-type="paragraph" draw:z-index="59" draw:style-name="gr27" draw:text-style-name="P22" svg:width="1.581cm" svg:height="0.717cm" svg:x="5.091cm" svg:y="0.423cm"><draw:text-box><text:p text:style-name="P19"><text:span text:style-name="T9">ADC</text:span></text:p></draw:text-box></draw:frame><draw:line text:anchor-type="paragraph" draw:z-index="51" draw:style-name="gr22" draw:text-style-name="P19" svg:x1="14.062cm" svg:y1="2.785cm" svg:x2="13.51cm" svg:y2="2.785cm"><text:p/></draw:line><draw:line text:anchor-type="paragraph" draw:z-index="50" draw:style-name="gr22" draw:text-style-name="P19" svg:x1="14.062cm" svg:y1="0.624cm" svg:x2="13.51cm" svg:y2="0.624cm"><text:p/></draw:line><draw:line text:anchor-type="paragraph" draw:z-index="48" draw:style-name="gr22" draw:text-style-name="P19" svg:x1="3.207cm" svg:y1="3.5cm" svg:x2="3.747cm" svg:y2="3.5cm"><text:p/></draw:line><draw:line text:anchor-type="paragraph" draw:z-index="47" draw:style-name="gr22" draw:text-style-name="P19" svg:x1="3.207cm" svg:y1="0.931cm" svg:x2="3.747cm" svg:y2="0.931cm"><text:p/></draw:line><draw:line text:anchor-type="paragraph" draw:z-index="46" draw:style-name="gr22" draw:text-style-name="P19" svg:x1="3.207cm" svg:y1="0.443cm" svg:x2="3.747cm" svg:y2="0.443cm"><text:p/></draw:line><draw:frame text:anchor-type="paragraph" draw:z-index="41" draw:style-name="gr14" svg:width="2.34cm" svg:height="0.959cm" svg:x="14.54cm" svg:y="3.56cm"><draw:text-box><text:p>Messages d'urgence</text:p></draw:text-box></draw:frame><draw:frame text:anchor-type="paragraph" draw:z-index="40" draw:style-name="gr14" svg:width="2.34cm" svg:height="0.959cm" svg:x="14.619cm" svg:y="1.272cm"><draw:text-box><text:p>Bordage voile</text:p></draw:text-box></draw:frame><draw:line text:anchor-type="paragraph" draw:z-index="34" draw:style-name="gr17" draw:text-style-name="P19" svg:x1="14.429cm" svg:y1="2.792cm" svg:x2="15.136cm" svg:y2="2.792cm"><text:p/></draw:line><draw:ellipse text:anchor-type="paragraph" draw:z-index="33" draw:style-name="gr12" draw:text-style-name="P19" svg:width="1.825cm" svg:height="1.26cm" svg:x="15.094cm" svg:y="2.163cm"><text:p/></draw:ellipse><draw:frame text:anchor-type="paragraph" draw:z-index="32" draw:style-name="gr18" draw:text-style-name="P22" svg:width="1.564cm" svg:height="0.892cm" svg:x="15.136cm" svg:y="2.364cm"><draw:text-box><text:p text:style-name="P19"><text:span text:style-name="T9">Emetteur HF</text:span></text:p></draw:text-box></draw:frame><draw:ellipse text:anchor-type="paragraph" draw:z-index="30" draw:style-name="gr12" draw:text-style-name="P19" svg:width="1.825cm" svg:height="1.26cm" svg:x="15.134cm" svg:y="0.012cm"><text:p/></draw:ellipse><draw:frame text:anchor-type="paragraph" draw:z-index="29" draw:style-name="gr18" draw:text-style-name="P22" svg:width="1.564cm" svg:height="0.892cm" svg:x="15.196cm" svg:y="0.161cm"><draw:text-box><text:p text:style-name="P19"><text:span text:style-name="T9">Servo-moteur</text:span></text:p></draw:text-box></draw:frame><draw:line text:anchor-type="paragraph" draw:z-index="28" draw:style-name="gr17" draw:text-style-name="P19" svg:x1="14.37cm" svg:y1="0.642cm" svg:x2="15.077cm" svg:y2="0.642cm"><text:p/></draw:line><draw:line text:anchor-type="paragraph" draw:z-index="21" draw:style-name="gr17" draw:text-style-name="P19" svg:x1="2.487cm" svg:y1="3.484cm" svg:x2="2.898cm" svg:y2="3.484cm"><text:p/></draw:line><draw:line text:anchor-type="paragraph" draw:z-index="20" draw:style-name="gr17" draw:text-style-name="P19" svg:x1="2.207cm" svg:y1="0.933cm" svg:x2="2.898cm" svg:y2="0.933cm"><text:p/></draw:line><draw:line text:anchor-type="paragraph" draw:z-index="19" draw:style-name="gr17" draw:text-style-name="P19" svg:x1="2.436cm" svg:y1="0.46cm" svg:x2="2.898cm" svg:y2="0.46cm"><text:p/></draw:line><draw:frame text:anchor-type="paragraph" draw:z-index="9" draw:style-name="gr14" draw:text-style-name="P19" svg:width="2.544cm" svg:height="0.959cm" svg:x="0.356cm" svg:y="4.082cm"><draw:text-box><text:p text:style-name="P19">Télécommande de direction</text:p></draw:text-box></draw:frame><draw:ellipse text:anchor-type="paragraph" draw:z-index="8" draw:style-name="gr12" draw:text-style-name="P19" svg:width="2.181cm" svg:height="0.899cm" svg:x="0.307cm" svg:y="3.055cm"><text:p/></draw:ellipse><draw:frame text:anchor-type="paragraph" draw:z-index="7" draw:style-name="gr15" draw:text-style-name="P22" svg:width="2.005cm" svg:height="0.616cm" svg:x="0.307cm" svg:y="3.337cm"><draw:text-box><text:p text:style-name="P19"><text:span text:style-name="T9">Récepteur HF</text:span></text:p></draw:text-box></draw:frame><draw:frame text:anchor-type="paragraph" draw:z-index="6" draw:style-name="gr14" draw:text-style-name="P19" svg:width="2.34cm" svg:height="0.959cm" svg:x="0.28cm" svg:y="1.076cm"><draw:text-box><text:p text:style-name="P19">Mesure de gîte</text:p></draw:text-box></draw:frame><draw:ellipse text:anchor-type="paragraph" draw:z-index="5" draw:style-name="gr12" draw:text-style-name="P19" svg:width="2.248cm" svg:height="0.899cm" svg:x="0.28cm" svg:y="0.178cm"><text:p/></draw:ellipse><draw:frame text:anchor-type="paragraph" draw:z-index="4" draw:style-name="gr15" draw:text-style-name="P22" svg:width="2.005cm" svg:height="0.616cm" svg:x="0.432cm" svg:y="0.46cm"><draw:text-box><text:p text:style-name="P19"><text:span text:style-name="T9">Accéléromètre</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2- Les ports d'E/S en général </text:p>
      <text:p text:style-name="P7"/>
      <text:p text:style-name="P8">Un port d'entrée/sortie communique avec l'extérieur du micro-contrôleur par le biais de plusieurs fils (broches), en général regroupé par paquet de 8 ou 16. Il communique avec le processeur par sa seule et unique possibilité : les bus d'adresses et de données. Ceci est commun à TOUS les périphériques du micro-contrôleur. </text:p>
      <text:p text:style-name="P6"><text:span text:style-name="T5">Par voie de conséquence, tout périphérique possède en son sein un certain nombre de registres accessibles en lecture ou écriture par le coeur. Ceux-ci on pour rôle de </text:span><text:span text:style-name="T2">configurer</text:span><text:span text:style-name="T5"> et d'</text:span><text:span text:style-name="T2">utiliser</text:span><text:span text:style-name="T5"> le périphérique.</text:span></text:p>
      <text:p text:style-name="P8"/>
      <text:p text:style-name="P8">Un port d'entrée / sortie a donc pour rôle d'imposer (Output) ou de lire (Input) un niveau de tension <text:s/>(associé aux niveaux logique '0' ou '1' ) <text:s/>sur l'ensemble de ses broches. Selon le microcontrôleur, le niveau logique '1' peut être 5V, 3V3 ou encore 1V8.</text:p>
      <text:p text:style-name="P8"/>
      <text:p text:style-name="P8">Le port d'E/S possède donc au minimum deux registres de configuration (l'un qui spécifie pour chaque broche sa <text:span text:style-name="T3">direction</text:span>, l'autre spécifiant la<text:span text:style-name="T3"> technologie</text:span> utilisée) et un registre d'utilisation qui est à l'image logique des broches.</text:p>
      <text:p text:style-name="P8"/>
      <text:p text:style-name="P8">Parmi les technologies possibles on trouve :</text:p>
      <text:p text:style-name="P8"/>
      <text:list xml:id="list1083398604" text:style-name="L1">
        <text:list-item>
          <text:p text:style-name="P14">En sortie :</text:p>
        </text:list-item>
      </text:list>
      <text:p text:style-name="P8"/>
      <text:p text:style-name="P9">Mode Push Pull :<text:tab/><text:tab/><text:tab/> <text:s text:c="6"/>Mode Open Drain :</text:p>
      <text:p text:style-name="P8"/>
      <text:p text:style-name="P8"><draw:g text:anchor-type="paragraph" draw:z-index="93" draw:style-name="gr1"><draw:g draw:style-name="gr3"><draw:line draw:style-name="gr16" draw:text-style-name="P19" svg:x1="2.9cm" svg:y1="0.915cm" svg:x2="2.9cm" svg:y2="0.349cm"><text:p/></draw:line><draw:line draw:style-name="gr16" draw:text-style-name="P19" svg:x1="2.9cm" svg:y1="1.298cm" svg:x2="2.489cm" svg:y2="0.861cm"><text:p/></draw:line><draw:line draw:style-name="gr16" draw:text-style-name="P19" svg:x1="2.9cm" svg:y1="1.3cm" svg:x2="2.9cm" svg:y2="1.771cm"><text:p/></draw:line></draw:g><draw:line draw:style-name="gr16" draw:text-style-name="P19" svg:x1="2.9cm" svg:y1="2.213cm" svg:x2="2.9cm" svg:y2="1.647cm"><text:p/></draw:line><draw:line draw:style-name="gr16" draw:text-style-name="P19" svg:x1="2.801cm" svg:y1="2.598cm" svg:x2="2.801cm" svg:y2="2.046cm"><text:p/></draw:line><draw:line draw:style-name="gr16" draw:text-style-name="P19" svg:x1="2.9cm" svg:y1="2.598cm" svg:x2="2.9cm" svg:y2="3.069cm"><text:p/></draw:line><draw:line draw:style-name="gr16" draw:text-style-name="P19" svg:x1="1.692cm" svg:y1="3.071cm" svg:x2="4.158cm" svg:y2="3.071cm"><text:p/></draw:line><draw:line draw:style-name="gr16" draw:text-style-name="P19" svg:x1="1.746cm" svg:y1="0.372cm" svg:x2="4.212cm" svg:y2="0.372cm"><text:p/></draw:line><draw:frame draw:style-name="gr39" svg:width="3.186cm" svg:height="0.541cm" svg:x="1.512cm" svg:y="-0.189cm"><draw:text-box><text:p>Vcc = 3,3V</text:p></draw:text-box></draw:frame><draw:frame draw:style-name="gr39" svg:width="3.186cm" svg:height="0.541cm" svg:x="1.563cm" svg:y="3.196cm"><draw:text-box><text:p>Gnd = 0V</text:p></draw:text-box></draw:frame><draw:frame draw:style-name="gr40" svg:width="0.772cm" svg:height="2.082cm" svg:x="3.285cm" svg:y="0.864cm"><draw:text-box><text:p>K<text:span text:style-name="T12">2</text:span></text:p><text:p/><text:p>K<text:span text:style-name="T12">1</text:span></text:p></draw:text-box></draw:frame><draw:line draw:style-name="gr16" draw:text-style-name="P19" svg:x1="2.9cm" svg:y1="1.771cm" svg:x2="4.496cm" svg:y2="1.771cm"><text:p/></draw:line><draw:g draw:style-name="gr3"><draw:rect draw:style-name="gr11" draw:text-style-name="P19" svg:width="0.309cm" svg:height="0.285cm" svg:x="4.496cm" svg:y="1.642cm"><text:p/></draw:rect><draw:line draw:style-name="gr16" draw:text-style-name="P19" svg:x1="4.496cm" svg:y1="1.642cm" svg:x2="4.805cm" svg:y2="1.926cm"><text:p/></draw:line><draw:line draw:style-name="gr16" draw:text-style-name="P19" svg:x1="4.496cm" svg:y1="1.926cm" svg:x2="4.805cm" svg:y2="1.642cm"><text:p/></draw:line></draw:g><draw:ellipse draw:style-name="gr11" draw:text-style-name="P19" svg:width="0.19cm" svg:height="0.131cm" svg:x="2.489cm" svg:y="1.033cm"><text:p/></draw:ellipse><draw:line draw:style-name="gr16" draw:text-style-name="P19" svg:x1="2.069cm" svg:y1="1.106cm" svg:x2="2.365cm" svg:y2="1.106cm"><text:p/></draw:line><draw:line draw:style-name="gr16" draw:text-style-name="P19" svg:x1="2.801cm" svg:y1="2.346cm" svg:x2="2.05cm" svg:y2="2.346cm"><text:p/></draw:line><draw:line draw:style-name="gr16" draw:text-style-name="P19" svg:x1="2.05cm" svg:y1="1.106cm" svg:x2="2.05cm" svg:y2="2.346cm"><text:p/></draw:line><draw:line draw:style-name="gr16" draw:text-style-name="P19" svg:x1="2.05cm" svg:y1="1.718cm" svg:x2="1.143cm" svg:y2="1.718cm"><text:p/></draw:line><draw:frame draw:style-name="gr41" draw:text-style-name="P26" svg:width="1.11cm" svg:height="0.429cm" svg:x="0.607cm" svg:y="1.31cm"><draw:text-box><text:p><text:span text:style-name="T7">cmde</text:span></text:p></draw:text-box></draw:frame><draw:frame draw:style-name="gr41" draw:text-style-name="P26" svg:width="1.11cm" svg:height="0.429cm" svg:x="4.253cm" svg:y="1.104cm"><draw:text-box><text:p><text:span text:style-name="T7">broche</text:span></text:p></draw:text-box></draw:frame></draw:g><draw:g text:anchor-type="paragraph" draw:z-index="95" draw:style-name="gr1"><draw:line draw:style-name="gr16" draw:text-style-name="P19" svg:x1="11.564cm" svg:y1="2.46cm" svg:x2="11.564cm" svg:y2="1.894cm"><text:p/></draw:line><draw:line draw:style-name="gr16" draw:text-style-name="P19" svg:x1="11.464cm" svg:y1="2.845cm" svg:x2="11.464cm" svg:y2="2.293cm"><text:p/></draw:line><draw:line draw:style-name="gr16" draw:text-style-name="P19" svg:x1="11.564cm" svg:y1="2.845cm" svg:x2="11.564cm" svg:y2="3.316cm"><text:p/></draw:line><draw:line draw:style-name="gr16" draw:text-style-name="P19" svg:x1="10.354cm" svg:y1="3.318cm" svg:x2="12.82cm" svg:y2="3.318cm"><text:p/></draw:line><draw:line draw:style-name="gr16" draw:text-style-name="P19" svg:x1="10.407cm" svg:y1="0.619cm" svg:x2="12.873cm" svg:y2="0.619cm"><text:p/></draw:line><draw:frame draw:style-name="gr39" svg:width="3.186cm" svg:height="0.541cm" svg:x="10.176cm" svg:y="0.058cm"><draw:text-box><text:p>Vcc = 3,3V</text:p></draw:text-box></draw:frame><draw:frame draw:style-name="gr39" svg:width="3.186cm" svg:height="0.541cm" svg:x="10.226cm" svg:y="3.443cm"><draw:text-box><text:p>Gnd = 0V</text:p></draw:text-box></draw:frame><draw:frame draw:style-name="gr40" svg:width="0.772cm" svg:height="2.082cm" svg:x="11.947cm" svg:y="1.111cm"><draw:text-box><text:p/><text:p/><text:p>K<text:span text:style-name="T12">1</text:span></text:p></draw:text-box></draw:frame><draw:line draw:style-name="gr16" draw:text-style-name="P19" svg:x1="11.564cm" svg:y1="2.018cm" svg:x2="13.16cm" svg:y2="2.018cm"><text:p/></draw:line><draw:g draw:style-name="gr3"><draw:rect draw:style-name="gr11" draw:text-style-name="P19" svg:width="0.309cm" svg:height="0.285cm" svg:x="13.159cm" svg:y="1.889cm"><text:p/></draw:rect><draw:line draw:style-name="gr16" draw:text-style-name="P19" svg:x1="13.159cm" svg:y1="1.889cm" svg:x2="13.468cm" svg:y2="2.173cm"><text:p/></draw:line><draw:line draw:style-name="gr16" draw:text-style-name="P19" svg:x1="13.159cm" svg:y1="2.173cm" svg:x2="13.468cm" svg:y2="1.889cm"><text:p/></draw:line></draw:g><draw:line draw:style-name="gr16" draw:text-style-name="P19" svg:x1="11.463cm" svg:y1="2.593cm" svg:x2="10.712cm" svg:y2="2.593cm"><text:p/></draw:line><draw:line draw:style-name="gr16" draw:text-style-name="P19" svg:x1="10.715cm" svg:y1="2.593cm" svg:x2="9.808cm" svg:y2="2.593cm"><text:p/></draw:line><draw:frame draw:style-name="gr41" draw:text-style-name="P26" svg:width="1.11cm" svg:height="0.429cm" svg:x="9.603cm" svg:y="2.169cm"><draw:text-box><text:p><text:span text:style-name="T7">cmde</text:span></text:p></draw:text-box></draw:frame><draw:frame draw:style-name="gr41" draw:text-style-name="P26" svg:width="1.11cm" svg:height="0.429cm" svg:x="12.916cm" svg:y="1.351cm"><draw:text-box><text:p><text:span text:style-name="T7">broche</text:span></text:p></draw:text-box></draw:frame></draw:g></text:p>
      <text:p text:style-name="P8"><draw:g text:anchor-type="paragraph" draw:z-index="97" draw:style-name="gr1"><draw:ellipse draw:style-name="gr11" draw:text-style-name="P19" svg:width="1.798cm" svg:height="1.953cm" svg:x="5.597cm" svg:y="0.436cm"><text:p/></draw:ellipse><draw:frame draw:style-name="gr43" svg:width="1.516cm" svg:height="1.054cm" svg:x="5.75cm" svg:y="0.898cm"><draw:text-box><text:p>Circuit extérieur</text:p></draw:text-box></draw:frame></draw:g></text:p>
      <text:p text:style-name="P8"><draw:g text:anchor-type="paragraph" draw:z-index="98" draw:style-name="gr1"><draw:ellipse draw:style-name="gr11" draw:text-style-name="P19" svg:width="1.798cm" svg:height="1.953cm" svg:x="14.563cm" svg:y="0.056cm"><text:p/></draw:ellipse><draw:frame draw:style-name="gr43" svg:width="1.516cm" svg:height="1.054cm" svg:x="14.716cm" svg:y="0.518cm"><draw:text-box><text:p>Circuit extérieur</text:p></draw:text-box></draw:frame></draw:g></text:p>
      <text:p text:style-name="P8"><draw:line text:anchor-type="paragraph" draw:z-index="99" draw:style-name="gr22" draw:text-style-name="P19" svg:x1="4.805cm" svg:y1="0.31cm" svg:x2="5.597cm" svg:y2="0.31cm"><text:p/></draw:line></text:p>
      <text:p text:style-name="P8"><draw:line text:anchor-type="paragraph" draw:z-index="100" draw:style-name="gr22" draw:text-style-name="P19" svg:x1="13.467cm" svg:y1="0.081cm" svg:x2="14.562cm" svg:y2="0.081cm"><text:p/></draw:line></text:p>
      <text:p text:style-name="P8"/>
      <text:p text:style-name="P8"/>
      <text:p text:style-name="P8"/>
      <text:p text:style-name="P8"><draw:frame text:anchor-type="paragraph" draw:z-index="94" draw:style-name="gr42" svg:width="6.808cm" svg:height="3.065cm" svg:x="0.048cm" svg:y="0.427cm"><draw:text-box><text:p text:style-name="P27"><text:span text:style-name="T13">La structure (technologie) possède deux interrupteurs (K</text:span><text:span text:style-name="T14">1</text:span><text:span text:style-name="T13">, K</text:span><text:span text:style-name="T14">2</text:span><text:span text:style-name="T13">, des transistors MOS complémentaires). K</text:span><text:span text:style-name="T14">1</text:span><text:span text:style-name="T13"> et K</text:span><text:span text:style-name="T14">2 </text:span><text:span text:style-name="T13">sont systématiquement inversés : La broche peut donc être portée au potentiel 0V ou 3,3V.</text:span></text:p></draw:text-box></draw:frame><draw:frame text:anchor-type="paragraph" draw:z-index="96" draw:style-name="gr42" svg:width="9.196cm" svg:height="3.924cm" svg:x="7.703cm" svg:y="0.423cm"><draw:text-box><text:p text:style-name="P27"><text:span text:style-name="T13">Ici, un seul intérrupteur est commandé, l'autre est maintenu bloqué (on ne le fait pas apparaître): la broche ne peut être portée </text:span><text:span text:style-name="T15">par le port</text:span><text:span text:style-name="T13"> qu'à une tension de 0V.</text:span></text:p><text:p text:style-name="P27"><text:span text:style-name="T13">Remarquons que si K</text:span><text:span text:style-name="T14">1</text:span><text:span text:style-name="T13"> est ouvert, la broche est “en l'air”. Ce sera donc au </text:span><text:span text:style-name="T15">circuit extérieur</text:span><text:span text:style-name="T13"> de fixer le potentiel de la broche dans cet état précis. </text:span></text:p><text:p text:style-name="P27"><text:span text:style-name="T13"/></text:p></draw:text-box></draw:frame></text:p>
      <text:p text:style-name="P8"/>
      <text:p text:style-name="P8"/>
      <text:p text:style-name="P8"/>
      <text:p text:style-name="P8"/>
      <text:p text:style-name="P8"/>
      <text:p text:style-name="P8"/>
      <text:p text:style-name="P8"/>
      <text:p text:style-name="P8"/>
      <text:p text:style-name="P9">Résumons :</text:p>
      <text:p text:style-name="P8">En mode <text:span text:style-name="T1">Push-Pull</text:span>, c'est le <text:span text:style-name="T1">port d'E/S qui impose</text:span> le niveau logique d'une broche, <text:span text:style-name="T1">que ce soit un niveau '1' ou '0'</text:span>. Il est le maître, le circuit extérieur est l'esclave, récepteur.</text:p>
      <text:p text:style-name="P8">En mode <text:span text:style-name="T1">Open Drain</text:span> (<text:span text:style-name="T2">Drain</text:span> est le nom de la broche du transistor MOS reliée à la broche : <text:span text:style-name="T2">Drain laissé ouvert</text:span>), le port d'E/S ne peut <text:span text:style-name="T1">imposer que le niveau logique '0'</text:span>. Le niveau '1' est fixé par le circuit extérieur. Le port d'E/S n'est donc pas le seul maître du potentiel sur la broche. Le circuit extérieur l'est aussi.</text:p>
      <text:p text:style-name="P8"><text:soft-page-break/></text:p>
      <text:list xml:id="list1069367129" text:continue-numbering="true" text:style-name="L1">
        <text:list-item>
          <text:p text:style-name="P14">En entrée :</text:p>
        </text:list-item>
      </text:list>
      <text:p text:style-name="P8"/>
      <text:p text:style-name="P10"><text:span text:style-name="T1">Mode entrée flottante (floating input)</text:span>:</text:p>
      <text:p text:style-name="P8"><draw:frame text:anchor-type="paragraph" draw:z-index="102" draw:style-name="gr46" svg:width="9.109cm" svg:height="2.871cm" svg:x="6.458cm" svg:y="0.453cm"><draw:text-box><text:p>La broche, côté du port E/S, est laissée libre, flottante. Ainsi, c'est le circuit extérieur qui est totalement maître du potentiel de la broche.</text:p><text:p>Cela veut aussi dire, que si le circuit extérieur est déconnecté, le broche possède un potentiel inconnu (à proscrire car favorise le captage de parasites.</text:p></draw:text-box></draw:frame></text:p>
      <text:p text:style-name="P8"/>
      <text:p text:style-name="P8"/>
      <text:p text:style-name="P8"><draw:g text:anchor-type="paragraph" draw:z-index="101" draw:style-name="gr1"><draw:line draw:style-name="gr16" draw:text-style-name="P19" svg:x1="1.75cm" svg:y1="0.852cm" svg:x2="2.605cm" svg:y2="0.852cm"><text:p/></draw:line><draw:g draw:style-name="gr3"><draw:rect draw:style-name="gr11" draw:text-style-name="P19" svg:width="0.309cm" svg:height="0.285cm" svg:x="2.607cm" svg:y="0.725cm"><text:p/></draw:rect><draw:line draw:style-name="gr16" draw:text-style-name="P19" svg:x1="2.607cm" svg:y1="0.725cm" svg:x2="2.916cm" svg:y2="1.009cm"><text:p/></draw:line><draw:line draw:style-name="gr16" draw:text-style-name="P19" svg:x1="2.607cm" svg:y1="1.009cm" svg:x2="2.916cm" svg:y2="0.725cm"><text:p/></draw:line></draw:g><draw:frame draw:style-name="gr41" draw:text-style-name="P26" svg:width="1.11cm" svg:height="0.429cm" svg:x="2.363cm" svg:y="0.187cm"><draw:text-box><text:p><text:span text:style-name="T7">broche</text:span></text:p></draw:text-box></draw:frame><draw:line draw:style-name="gr44" draw:text-style-name="P19" svg:x1="2.914cm" svg:y1="0.882cm" svg:x2="3.748cm" svg:y2="0.882cm"><text:p/></draw:line><draw:g draw:style-name="gr3"><draw:ellipse draw:style-name="gr11" draw:text-style-name="P19" svg:width="1.798cm" svg:height="1.953cm" svg:x="-0.048cm" svg:y="-0.175cm"><text:p/></draw:ellipse><draw:frame draw:style-name="gr43" svg:width="1.516cm" svg:height="1.054cm" svg:x="0.105cm" svg:y="0.287cm"><draw:text-box><text:p>Circuit extérieur</text:p></draw:text-box></draw:frame></draw:g><draw:frame draw:style-name="gr45" svg:width="1.481cm" svg:height="0.613cm" svg:x="3.732cm" svg:y="0.603cm"><draw:text-box><text:p>Port E/S</text:p></draw:text-box></draw:frame></draw:g></text:p>
      <text:p text:style-name="P8"/>
      <text:p text:style-name="P8"/>
      <text:p text:style-name="P8"/>
      <text:p text:style-name="P8"/>
      <text:p text:style-name="P8"/>
      <text:p text:style-name="P8"/>
      <text:p text:style-name="P10"><text:span text:style-name="T1">Mode entrée tirée au niveau bas (Pull Down input)</text:span>:</text:p>
      <text:p text:style-name="P8"><draw:g text:anchor-type="paragraph" draw:z-index="103" draw:style-name="gr1"><draw:line draw:style-name="gr16" draw:text-style-name="P19" svg:x1="1.94cm" svg:y1="1.767cm" svg:x2="2.795cm" svg:y2="1.767cm"><text:p/></draw:line><draw:g draw:style-name="gr3"><draw:rect draw:style-name="gr11" draw:text-style-name="P19" svg:width="0.309cm" svg:height="0.285cm" svg:x="2.796cm" svg:y="1.639cm"><text:p/></draw:rect><draw:line draw:style-name="gr16" draw:text-style-name="P19" svg:x1="2.796cm" svg:y1="1.638cm" svg:x2="3.105cm" svg:y2="1.922cm"><text:p/></draw:line><draw:line draw:style-name="gr16" draw:text-style-name="P19" svg:x1="2.796cm" svg:y1="1.922cm" svg:x2="3.105cm" svg:y2="1.638cm"><text:p/></draw:line></draw:g><draw:frame draw:style-name="gr41" draw:text-style-name="P26" svg:width="1.11cm" svg:height="0.429cm" svg:x="2.552cm" svg:y="1.101cm"><draw:text-box><text:p><text:span text:style-name="T7">broche</text:span></text:p></draw:text-box></draw:frame><draw:line draw:style-name="gr44" draw:text-style-name="P19" svg:x1="3.104cm" svg:y1="1.796cm" svg:x2="3.938cm" svg:y2="1.796cm"><text:p/></draw:line><draw:g draw:style-name="gr3"><draw:ellipse draw:style-name="gr11" draw:text-style-name="P19" svg:width="1.798cm" svg:height="1.953cm" svg:x="0.141cm" svg:y="0.739cm"><text:p/></draw:ellipse><draw:frame draw:style-name="gr43" svg:width="1.516cm" svg:height="1.054cm" svg:x="0.294cm" svg:y="1.201cm"><draw:text-box><text:p>Circuit extérieur</text:p></draw:text-box></draw:frame></draw:g><draw:frame draw:style-name="gr45" svg:width="1.481cm" svg:height="0.613cm" svg:x="4.196cm" svg:y="1.517cm"><draw:text-box><text:p>Port E/S</text:p></draw:text-box></draw:frame><draw:rect draw:style-name="gr20" draw:text-style-name="P19" svg:width="0.281cm" svg:height="0.796cm" svg:x="3.32cm" svg:y="1.96cm"><text:p/></draw:rect><draw:line draw:style-name="gr16" draw:text-style-name="P19" svg:x1="3.452cm" svg:y1="2.755cm" svg:x2="3.452cm" svg:y2="3.005cm"><text:p/></draw:line><draw:line draw:style-name="gr47" draw:text-style-name="P19" svg:x1="3.253cm" svg:y1="3.02cm" svg:x2="3.606cm" svg:y2="3.02cm"><text:p/></draw:line><draw:line draw:style-name="gr16" draw:text-style-name="P19" svg:x1="3.468cm" svg:y1="1.96cm" svg:x2="3.468cm" svg:y2="1.796cm"><text:p/></draw:line><draw:frame draw:style-name="gr48" svg:width="0.765cm" svg:height="0.489cm" svg:x="3.835cm" svg:y="2.364cm"><draw:text-box><text:p>R</text:p></draw:text-box></draw:frame></draw:g><draw:frame text:anchor-type="paragraph" draw:z-index="105" draw:style-name="gr49" svg:width="2.474cm" svg:height="0.712cm" svg:x="2.505cm" svg:y="3.145cm"><draw:text-box><text:p>Gnd = 0V</text:p></draw:text-box></draw:frame><draw:frame text:anchor-type="paragraph" draw:z-index="104" draw:style-name="gr46" svg:width="9.6cm" svg:height="3.827cm" svg:x="6.458cm" svg:y="0.453cm"><draw:text-box><text:p>La broche, côté du port E/S, est reliée au 0V par l'intermédiaire d'une résistance (dite de rappel). L'avantage, c'est que si le circuit extérieur est déconnecté, le potentiel de la broche se retrouve à 0V grâce à la résistance de rappel.</text:p><text:p>Cela veut aussi dire, que le circuit extérieur, pour imposer un potentiel, doit avoir une résistance de sortie faible devant R, sinon, la tension chute. Elle est faussée.</text:p></draw:text-box></draw:frame></text:p>
      <text:p text:style-name="P8"/>
      <text:p text:style-name="P8"/>
      <text:p text:style-name="P8"/>
      <text:p text:style-name="P8"/>
      <text:p text:style-name="P8"/>
      <text:p text:style-name="P8"/>
      <text:p text:style-name="P8"/>
      <text:p text:style-name="P8"/>
      <text:p text:style-name="P8"/>
      <text:p text:style-name="P10"><text:span text:style-name="T1">Mode entrée tirée au niveau haut (Pull up input)</text:span>:</text:p>
      <text:p text:style-name="P8">Même principe que précédemment, mais la résistance est reliée au Vcc (5V, 3V3, ou 1V8)</text:p>
      <text:p text:style-name="P8"/>
      <text:p text:style-name="P8"/>
      <text:p text:style-name="P8"/>
      <text:p text:style-name="P5">3- Travail de l'étudiant – fonctionnement du GPIO du STM32</text:p>
      <text:p text:style-name="P8"/>
      <text:p text:style-name="P8">Afin de réaliser les programmes logiciel de couche basse (périphérique), le programmeur doit avoir une connaissance solide du microcontrôleur cible. Ainsi, la première tâche est de chercher les informations nécessaires dans une documentation constructeur. Cette étape, longue, sera tout de même facilitée par les connaissances apportées au chapitre précédant.</text:p>
      <text:p text:style-name="P8"/>
      <text:p text:style-name="P6">La documentation à disposition :</text:p>
      <text:p text:style-name="P6"/>
      <text:p text:style-name="P8"><text:span text:style-name="T3">“PM0056 Programming manual”</text:span>, document ST qui décrit le coeur <text:span text:style-name="T2">Cortex M3</text:span>, et en particulier les instruction assembleur mais aussi les périphériques natifs du coeur que sont le gestionnaire d'interruption, NVIC, et le timer système, SYSTICK. (<text:span text:style-name="T2">STM32_PM0056.pdf</text:span>)</text:p>
      <text:p text:style-name="P8"><text:span text:style-name="T3">“RM0008 Reference manual”</text:span>, document ST qui décrit les périphériques de la famille des STM32F103xx, qui donne toutes les informations utiles au sujet des périphériques de la puce.</text:p>
      <text:p text:style-name="P8"><text:span text:style-name="T3">“STM32F103x6, STM32F103x8, STM32F103xB”</text:span> : datasheet du microcontrôleur qui traite de tout ce qui est limitation de vitesse, contraintes électrique, boîtier...</text:p>
      <text:p text:style-name="P8"/>
      <text:p text:style-name="P8"/>
      <text:p text:style-name="P6"><text:soft-page-break/>Méthodologie générale :</text:p>
      <text:p text:style-name="P6"/>
      <text:p text:style-name="P8">1- S'approprier le périphérique : Il faut identifier, dans le chapitre qui traite du périphérique étudié, sa structure, son fonctionnement, en s'appuyant sur que l'on sait déjà de ce type de circuit. Pour cela, très souvent on trouve un schéma fonctionnel qui aide beaucoup. </text:p>
      <text:p text:style-name="P8"/>
      <text:p text:style-name="P8">2- Identifier les registres qui sont nécessaires au fonctionnement du pérphérique, identifier les champs de bit dans chacun des registres qui ont une fonction de configuration intéressante pour l'application donnée.</text:p>
      <text:p text:style-name="P8"/>
      <text:p text:style-name="P8">3- Noter en commentaire dans les fichiers .c ces informations avant même de commencer à écrire le module de la couche driver.</text:p>
      <text:p text:style-name="P8"/>
      <text:p text:style-name="P8"><text:s/></text:p>
      <text:p text:style-name="P8"><text:span text:style-name="T1">Questionnaire guide </text:span>(que vous devrez construire vous même au fil des TP)</text:p>
      <text:p text:style-name="P8"/>
      <text:p text:style-name="P8">Nous allons travailler sur le microcontrôleur dont la référence est <text:span text:style-name="T3">STM32F103RB</text:span>, en boîtier <text:span text:style-name="T3">LQFP64</text:span>.</text:p>
      <text:p text:style-name="P8"/>
      <text:p text:style-name="P8">1- Donner le nombre de port GPIO de la puce, et pour chacun d'entre eux donner le nombre de broches associées</text:p>
      <text:p text:style-name="P8"/>
      <text:p text:style-name="P8">2- Trouver le nom des registres associés aux fonctions suivante :</text:p>
      <text:p text:style-name="P8"><text:tab/></text:p>
      <table:table table:name="Tableau1" table:style-name="Tableau1">
        <table:table-column table:style-name="Tableau1.A"/>
        <table:table-column table:style-name="Tableau1.B"/>
        <table:table-column table:style-name="Tableau1.C"/>
        <table:table-row>
          <table:table-cell table:style-name="Tableau1.A1" office:value-type="string">
            <text:p text:style-name="P12"/>
          </table:table-cell>
          <table:table-cell table:style-name="Tableau1.A1" office:value-type="string">
            <text:p text:style-name="P13">Fonction du registre</text:p>
          </table:table-cell>
          <table:table-cell table:style-name="Tableau1.C1" office:value-type="string">
            <text:p text:style-name="P13">Nom du registre</text:p>
          </table:table-cell>
        </table:table-row>
        <table:table-row>
          <table:table-cell table:style-name="Tableau1.A2" table:number-rows-spanned="2" office:value-type="string">
            <text:p text:style-name="P13">Registres de configuration</text:p>
          </table:table-cell>
          <table:table-cell table:style-name="Tableau1.A2" office:value-type="string">
            <text:p text:style-name="P12">Permet de fixer la direction des broches du port</text:p>
          </table:table-cell>
          <table:table-cell table:style-name="Tableau1.C2" office:value-type="string">
            <text:p text:style-name="P12"/>
          </table:table-cell>
        </table:table-row>
        <table:table-row>
          <table:covered-table-cell/>
          <table:table-cell table:style-name="Tableau1.A2" office:value-type="string">
            <text:p text:style-name="P12">Permet du fixer la technologie de chaque broche</text:p>
          </table:table-cell>
          <table:table-cell table:style-name="Tableau1.C2" office:value-type="string">
            <text:p text:style-name="P12"/>
          </table:table-cell>
        </table:table-row>
        <table:table-row>
          <table:table-cell table:style-name="Tableau1.A2" table:number-rows-spanned="2" office:value-type="string">
            <text:p text:style-name="P13">Registres d'utilisation</text:p>
          </table:table-cell>
          <table:table-cell table:style-name="Tableau1.A2" office:value-type="string">
            <text:p text:style-name="P12">Contient l'image du port en lecture</text:p>
          </table:table-cell>
          <table:table-cell table:style-name="Tableau1.C2" office:value-type="string">
            <text:p text:style-name="P12"/>
          </table:table-cell>
        </table:table-row>
        <table:table-row>
          <table:covered-table-cell/>
          <table:table-cell table:style-name="Tableau1.A2" office:value-type="string">
            <text:p text:style-name="P12">Contient l'image du port en écriture</text:p>
          </table:table-cell>
          <table:table-cell table:style-name="Tableau1.C2" office:value-type="string">
            <text:p text:style-name="P12"/>
          </table:table-cell>
        </table:table-row>
      </table:table>
      <text:p text:style-name="P8"/>
      <text:p text:style-name="P11"><text:span text:style-name="T4">3- Expliquer à quoi sert le registre </text:span><text:span text:style-name="T6">GPIOx.BSRR</text:span></text:p>
      <text:p text:style-name="P8"/>
      <text:p text:style-name="P8">4- Décliner toutes les possibilités technologiques des broches du GPIO. Sur quel champ de registre doit-on agir pour faire le choix ?</text:p>
      <text:p text:style-name="P8"/>
      <text:p text:style-name="P8">5- Qu'appelle t-on<text:span text:style-name="T3"> Alternate function</text:span> ?</text:p>
      <text:p text:style-name="P8"/>
      <text:p text:style-name="P8"/>
      <text:p text:style-name="P5">4- Travail de l'étudiant – KEIL</text:p>
      <text:p text:style-name="P5">4.1 – Premiers pas</text:p>
      <text:p text:style-name="P8">En première étape, vous allez concevoir l'équivalent du “hello world” pour les périphériques : le “blinky”. Construisez un projet avec un fichier main.c capable de faire clignoter (aussi vite que vous voudrez) la diode branchée sur le port GPIOB broche 9. Vous utiliserez pour cela les masques binaires et la définition des registres de ./sys/stm_regs.h. Mesurez la période d'oscillation à l'oscilloscope et tentez d'identifier le nombre de cycles machines utilisés. </text:p>
      <text:p text:style-name="P8"/>
      <text:p text:style-name="P8"><text:soft-page-break/>Le main.c que vous avez réalisé est typiquement un exemple de fichier mélangeant les couches “pilotes” et “application”. On vous demande dans la suite d'écrire un pilote des ports GPIO générique et de l'utiliser dans cette application. </text:p>
      <text:p text:style-name="P5">4.2 – Premier pilote</text:p>
      <text:p text:style-name="P8">Rédigez le module <text:span text:style-name="T3">GPIO.c</text:span>, appartenant à la couche <text:span text:style-name="T3">driver</text:span>. Ce fichier source est associé à son API, <text:span text:style-name="T3">GPIO.h</text:span>. Ce dernier vous est fourni. Il va vous servir de spécification pour le écrire le fichier. </text:p>
      <text:p text:style-name="P8">Le travail qui vous est demandé (tout comme ceux des futurs TP) est ainsi directement réutilisable pour le <text:span text:style-name="T2">projet voilier.</text:span></text:p>
      <text:p text:style-name="P8">Lorsque le module est rédigé, créez un fichier <text:span text:style-name="T3">Test_GPIO.c</text:span>, qui se situe donc dans la couche service (si l'on fait référence aux couches logicielles imposées). Ce fichier doit permettre de débugger le module, et d'y opérer des tests le plus complets possibles comme « blinky ».</text:p>
      <text:p text:style-name="P8"/>
      <text:p text:style-name="P8">Le paquet logiciel s'appelle <text:span text:style-name="T3">TP_GPIO.uvproj</text:span>, compressé dans l'archive <text:span text:style-name="T3">TP_GPIO.zip.</text:span></text:p>
      <text:p text:style-name="P8"/>
      <text:p text:style-name="P8">La structure de répertoire est :</text:p>
      <text:p text:style-name="P10">/tp_periph</text:p>
      <text:p text:style-name="P10"><text:tab/>/Sys</text:p>
      <text:p text:style-name="P10"><text:tab/>/Pilotes</text:p>
      <text:p text:style-name="P10"><text:tab/>/projets</text:p>
      <text:p text:style-name="P10"><text:tab/><text:tab/>/premiers_pas</text:p>
      <text:p text:style-name="P10"><text:tab/><text:tab/>/test_gpio</text:p>
      <text:p text:style-name="P10"><text:tab/></text:p>
      <text:p text:style-name="P8"/>
      <text:p text:style-name="P8">Le répertoire <text:span text:style-name="T2">Sys</text:span> contient les fichiers <text:span text:style-name="T3">.h</text:span> nécessaires à la définition des registres ainsi que le <text:span text:style-name="T3">fichier de démarrage</text:span> écrit en assembleur.</text:p>
      <text:p text:style-name="P8">Le répertoire <text:span text:style-name="T2">pilotes</text:span> contient bien sûr le module <text:span text:style-name="T3">GPIO.c </text:span>et son entête <text:span text:style-name="T3">GPIO.h</text:span>. </text:p>
      <text:p text:style-name="P8">Le projet <text:s/><text:span text:style-name="T3">TP_GPIO.uvproj</text:span> se trouve dans le répertoire <text:span text:style-name="T2">./projets/premiers_pas</text:span>.</text:p>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marker draw:name="Extrémité_20_de_20_ligne_20_1" draw:display-name="Extrémité de ligne 1"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Formation STM32<text:tab/><text:tab/><text:span text:style-name="MT1">Ports d'entée / sortie (GPIO)</text:span></text:p>
      </style:header>
      <style:footer>
        <text:p text:style-name="Footer">Periph team – GEI – INSA Toulouse<text:tab/><text:tab/><text:page-number text:select-page="current">2</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9-06T16:00:21</dc:date>
    <meta:editing-duration>PT12H33M16S</meta:editing-duration>
    <meta:editing-cycles>11</meta:editing-cycles>
    <meta:generator>OpenOffice.org/3.2$Unix OpenOffice.org_project/320m18$Build-9502</meta:generator>
    <meta:document-statistic meta:table-count="1" meta:image-count="0" meta:object-count="0" meta:page-count="5" meta:paragraph-count="71" meta:word-count="1066" meta:character-count="6602"/>
    <dc:creator>acco pascal</dc:creator>
    <meta:user-defined meta:name="Info 1"/>
    <meta:user-defined meta:name="Info 2"/>
    <meta:user-defined meta:name="Info 3"/>
    <meta:user-defined meta:name="Info 4"/>
  </office:meta>
</office:document-meta>
</file>